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lack" svg:font-family="'Arial Bl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text-position="0% 100%" officeooo:rsid="000f0874" officeooo:paragraph-rsid="000f0874"/>
    </style:style>
    <style:style style:name="P3" style:family="paragraph" style:parent-style-name="Standard">
      <style:text-properties style:text-position="0% 100%" officeooo:rsid="001b4b5a" officeooo:paragraph-rsid="001b4b5a"/>
    </style:style>
    <style:style style:name="P4" style:family="paragraph" style:parent-style-name="Standard">
      <style:text-properties officeooo:rsid="0013f999" officeooo:paragraph-rsid="000e178a"/>
    </style:style>
    <style:style style:name="P5" style:family="paragraph" style:parent-style-name="Standard">
      <style:text-properties officeooo:rsid="0013f999" officeooo:paragraph-rsid="0013f999"/>
    </style:style>
    <style:style style:name="P6" style:family="paragraph" style:parent-style-name="Standard">
      <style:text-properties officeooo:rsid="00148126" officeooo:paragraph-rsid="001559d2"/>
    </style:style>
    <style:style style:name="P7" style:family="paragraph" style:parent-style-name="Standard">
      <style:text-properties officeooo:rsid="001cb543" officeooo:paragraph-rsid="001cb543"/>
    </style:style>
    <style:style style:name="P8" style:family="paragraph" style:parent-style-name="Standard">
      <style:text-properties style:font-name="Liberation Serif" officeooo:rsid="001cb543" officeooo:paragraph-rsid="001cb543"/>
    </style:style>
    <style:style style:name="P9" style:family="paragraph" style:parent-style-name="Standard">
      <style:text-properties style:font-name="Liberation Serif" fo:font-size="12pt" officeooo:rsid="000dbb87" officeooo:paragraph-rsid="002c19bf" style:font-size-asian="12pt" style:font-size-complex="12pt"/>
    </style:style>
    <style:style style:name="P10" style:family="paragraph" style:parent-style-name="Standard">
      <style:text-properties fo:color="#000000" style:font-name="Liberation Serif" officeooo:rsid="000e178a" officeooo:paragraph-rsid="000e178a"/>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e3114" officeooo:paragraph-rsid="001e3114"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202749" officeooo:paragraph-rsid="001e3114" style:font-size-asian="12pt" style:font-size-complex="12pt"/>
    </style:style>
    <style:style style:name="P13"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2749" officeooo:paragraph-rsid="00202749" style:text-blinking="false" fo:background-color="#ffffff"/>
    </style:style>
    <style:style style:name="P14" style:family="paragraph" style:parent-style-name="Standard">
      <style:text-properties officeooo:rsid="000dbb87" officeooo:paragraph-rsid="002c19bf"/>
    </style:style>
    <style:style style:name="P15" style:family="paragraph" style:parent-style-name="Standard" style:list-style-name="L1">
      <style:text-properties officeooo:rsid="0013f999" officeooo:paragraph-rsid="0013f999"/>
    </style:style>
    <style:style style:name="P16" style:family="paragraph" style:parent-style-name="Standard" style:list-style-name="L1">
      <style:text-properties officeooo:rsid="00148126" officeooo:paragraph-rsid="00148126"/>
    </style:style>
    <style:style style:name="P17" style:family="paragraph" style:parent-style-name="Standard" style:list-style-name="L1">
      <style:text-properties officeooo:rsid="00148126" officeooo:paragraph-rsid="001559d2"/>
    </style:style>
    <style:style style:name="P18" style:family="paragraph" style:parent-style-name="Standard">
      <style:text-properties style:font-name="Liberation Serif" fo:font-size="12pt"/>
    </style:style>
    <style:style style:name="P19" style:family="paragraph" style:parent-style-name="Standard">
      <style:text-properties style:font-name="Liberation Serif" fo:font-size="12pt" officeooo:rsid="000f047e" officeooo:paragraph-rsid="002c19bf" style:font-size-asian="12pt" style:font-size-complex="12pt"/>
    </style:style>
    <style:style style:name="P20" style:family="paragraph" style:parent-style-name="Standard">
      <style:text-properties style:text-position="0% 100%" officeooo:rsid="002075a5" officeooo:paragraph-rsid="002075a5"/>
    </style:style>
    <style:style style:name="P21" style:family="paragraph" style:parent-style-name="Standard" style:list-style-name="L6">
      <style:text-properties style:text-position="0% 100%" officeooo:rsid="002075a5" officeooo:paragraph-rsid="00446a97"/>
    </style:style>
    <style:style style:name="P22" style:family="paragraph" style:parent-style-name="Standard">
      <style:text-properties officeooo:paragraph-rsid="00203fe4"/>
    </style:style>
    <style:style style:name="P23"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24" style:family="paragraph" style:parent-style-name="Text_20_body">
      <style:text-properties officeooo:rsid="0025b75e"/>
    </style:style>
    <style:style style:name="P25" style:family="paragraph" style:parent-style-name="Text_20_body" style:list-style-name="L3">
      <style:text-properties officeooo:rsid="0025b75e" officeooo:paragraph-rsid="0027ed9f"/>
    </style:style>
    <style:style style:name="P26" style:family="paragraph" style:parent-style-name="Text_20_body" style:list-style-name="L3">
      <style:text-properties officeooo:rsid="0025b75e" officeooo:paragraph-rsid="002c19bf"/>
    </style:style>
    <style:style style:name="P27" style:family="paragraph" style:parent-style-name="Text_20_body" style:list-style-name="L3">
      <style:text-properties officeooo:rsid="00298b33" officeooo:paragraph-rsid="00298b33"/>
    </style:style>
    <style:style style:name="P28" style:family="paragraph" style:parent-style-name="Text_20_body" style:list-style-name="L3">
      <style:text-properties officeooo:rsid="002c19bf" officeooo:paragraph-rsid="002c19bf"/>
    </style:style>
    <style:style style:name="P29" style:family="paragraph" style:parent-style-name="Text_20_body" style:list-style-name="L3">
      <style:text-properties officeooo:rsid="0027ed9f" officeooo:paragraph-rsid="0027ed9f"/>
    </style:style>
    <style:style style:name="P30" style:family="paragraph" style:parent-style-name="Text_20_body" style:list-style-name="L3">
      <style:text-properties officeooo:rsid="0027ed9f" officeooo:paragraph-rsid="002a41f2"/>
    </style:style>
    <style:style style:name="P31" style:family="paragraph" style:parent-style-name="Text_20_body" style:list-style-name="L3">
      <style:text-properties officeooo:rsid="002f2e80" officeooo:paragraph-rsid="002f2e80"/>
    </style:style>
    <style:style style:name="P32" style:family="paragraph" style:parent-style-name="Text_20_body">
      <style:text-properties fo:font-weight="normal" officeooo:rsid="00323446" officeooo:paragraph-rsid="00323446" style:font-weight-asian="normal" style:font-weight-complex="normal"/>
    </style:style>
    <style:style style:name="P33" style:family="paragraph" style:parent-style-name="Text_20_body" style:list-style-name="L4">
      <style:text-properties officeooo:paragraph-rsid="003368d6"/>
    </style:style>
    <style:style style:name="P34" style:family="paragraph" style:parent-style-name="Text_20_body" style:list-style-name="L4">
      <style:text-properties officeooo:paragraph-rsid="003455a4"/>
    </style:style>
    <style:style style:name="P35" style:family="paragraph" style:parent-style-name="Text_20_body">
      <style:text-properties officeooo:paragraph-rsid="0031d6d2"/>
    </style:style>
    <style:style style:name="P36" style:family="paragraph" style:parent-style-name="Text_20_body" style:list-style-name="L5">
      <style:text-properties officeooo:paragraph-rsid="0015f0a7"/>
    </style:style>
    <style:style style:name="P37" style:family="paragraph" style:parent-style-name="Text_20_body" style:list-style-name="L4">
      <style:text-properties officeooo:rsid="003455a4" officeooo:paragraph-rsid="003455a4"/>
    </style:style>
    <style:style style:name="P38" style:family="paragraph" style:parent-style-name="Text_20_body">
      <style:text-properties officeooo:rsid="003455a4" officeooo:paragraph-rsid="003455a4"/>
    </style:style>
    <style:style style:name="P39" style:family="paragraph" style:parent-style-name="Text_20_body" style:list-style-name="L6">
      <style:text-properties officeooo:rsid="003455a4" officeooo:paragraph-rsid="00446a97"/>
    </style:style>
    <style:style style:name="P40" style:family="paragraph" style:parent-style-name="Text_20_body">
      <style:text-properties officeooo:rsid="003455a4" officeooo:paragraph-rsid="0034bee1"/>
    </style:style>
    <style:style style:name="P41" style:family="paragraph" style:parent-style-name="Text_20_body">
      <style:text-properties officeooo:rsid="003455a4" officeooo:paragraph-rsid="003cffcf"/>
    </style:style>
    <style:style style:name="P42" style:family="paragraph" style:parent-style-name="Text_20_body" style:list-style-name="L6">
      <style:text-properties officeooo:paragraph-rsid="003368d6"/>
    </style:style>
    <style:style style:name="P43" style:family="paragraph" style:parent-style-name="Text_20_body" style:list-style-name="L7">
      <style:text-properties officeooo:paragraph-rsid="00323446"/>
    </style:style>
    <style:style style:name="P44" style:family="paragraph" style:parent-style-name="Text_20_body" style:list-style-name="L2">
      <style:text-properties officeooo:rsid="0034bee1" officeooo:paragraph-rsid="0043b7a9"/>
    </style:style>
    <style:style style:name="P45" style:family="paragraph" style:parent-style-name="Text_20_body" style:list-style-name="L2">
      <style:text-properties officeooo:rsid="0034bee1" officeooo:paragraph-rsid="00446a97"/>
    </style:style>
    <style:style style:name="P46" style:family="paragraph" style:parent-style-name="Text_20_body">
      <style:text-properties officeooo:rsid="003662f6" officeooo:paragraph-rsid="003662f6"/>
    </style:style>
    <style:style style:name="P47" style:family="paragraph" style:parent-style-name="Text_20_body" style:list-style-name="L8">
      <style:text-properties officeooo:paragraph-rsid="003662f6"/>
    </style:style>
    <style:style style:name="P48" style:family="paragraph" style:parent-style-name="Text_20_body" style:list-style-name="L8">
      <style:text-properties officeooo:paragraph-rsid="00395703"/>
    </style:style>
    <style:style style:name="P49" style:family="paragraph" style:parent-style-name="Text_20_body" style:list-style-name="L8">
      <style:text-properties officeooo:rsid="003760de" officeooo:paragraph-rsid="003760de"/>
    </style:style>
    <style:style style:name="P50" style:family="paragraph" style:parent-style-name="Text_20_body">
      <style:text-properties officeooo:rsid="003760de" officeooo:paragraph-rsid="003760de"/>
    </style:style>
    <style:style style:name="P51" style:family="paragraph" style:parent-style-name="Text_20_body" style:list-style-name="L9">
      <style:text-properties officeooo:paragraph-rsid="003455a4"/>
    </style:style>
    <style:style style:name="P52" style:family="paragraph" style:parent-style-name="Text_20_body" style:list-style-name="L5">
      <style:text-properties officeooo:rsid="0042141d" officeooo:paragraph-rsid="0042141d"/>
    </style:style>
    <style:style style:name="P53" style:family="paragraph" style:parent-style-name="Text_20_body" style:list-style-name="L6">
      <style:text-properties officeooo:rsid="0042141d" officeooo:paragraph-rsid="0042141d"/>
    </style:style>
    <style:style style:name="P54" style:family="paragraph" style:parent-style-name="Text_20_body" style:list-style-name="L5">
      <style:text-properties officeooo:rsid="0043b7a9" officeooo:paragraph-rsid="0043b7a9"/>
    </style:style>
    <style:style style:name="P55" style:family="paragraph" style:parent-style-name="Text_20_body">
      <style:text-properties officeooo:rsid="001782bc" officeooo:paragraph-rsid="00446a97"/>
    </style:style>
    <style:style style:name="P56" style:family="paragraph" style:parent-style-name="Text_20_body">
      <style:text-properties officeooo:rsid="001782bc" officeooo:paragraph-rsid="0044e869"/>
    </style:style>
    <style:style style:name="P57" style:family="paragraph" style:parent-style-name="Text_20_body">
      <style:text-properties officeooo:rsid="00446a97" officeooo:paragraph-rsid="00446a97"/>
    </style:style>
    <style:style style:name="P58" style:family="paragraph" style:parent-style-name="Text_20_body">
      <style:text-properties officeooo:rsid="00446a97" officeooo:paragraph-rsid="0044e869"/>
    </style:style>
    <style:style style:name="P59" style:family="paragraph" style:parent-style-name="Heading_20_1">
      <style:paragraph-properties fo:break-before="page"/>
      <style:text-properties fo:font-size="16pt" style:font-size-asian="16pt" style:font-size-complex="16pt"/>
    </style:style>
    <style:style style:name="P60" style:family="paragraph" style:parent-style-name="Heading_20_1">
      <style:paragraph-properties fo:break-before="page"/>
      <style:text-properties fo:font-size="16pt" officeooo:rsid="00446a97" officeooo:paragraph-rsid="0044e869" style:font-size-asian="16pt" style:font-size-complex="16pt"/>
    </style:style>
    <style:style style:name="P61" style:family="paragraph" style:parent-style-name="Heading_20_1">
      <style:paragraph-properties fo:break-before="page"/>
      <style:text-properties officeooo:rsid="00446a97" officeooo:paragraph-rsid="00446a97"/>
    </style:style>
    <style:style style:name="P62" style:family="paragraph" style:parent-style-name="Heading_20_2">
      <style:text-properties officeooo:paragraph-rsid="003455a4"/>
    </style:style>
    <style:style style:name="T1" style:family="text">
      <style:text-properties style:text-position="0% 100%"/>
    </style:style>
    <style:style style:name="T2" style:family="text">
      <style:text-properties style:text-position="0% 100%" officeooo:rsid="00188986"/>
    </style:style>
    <style:style style:name="T3" style:family="text">
      <style:text-properties style:text-position="0% 100%" officeooo:rsid="00202749"/>
    </style:style>
    <style:style style:name="T4" style:family="text">
      <style:text-properties style:text-position="0% 100%" fo:font-weight="normal" officeooo:rsid="00323446" style:font-weight-asian="normal" style:font-weight-complex="normal"/>
    </style:style>
    <style:style style:name="T5" style:family="text">
      <style:text-properties style:text-position="0% 100%" officeooo:rsid="0024fcf1"/>
    </style:style>
    <style:style style:name="T6" style:family="text">
      <style:text-properties style:text-position="0% 100%" officeooo:rsid="00323446"/>
    </style:style>
    <style:style style:name="T7" style:family="text">
      <style:text-properties style:text-position="0% 100%" officeooo:rsid="003455a4"/>
    </style:style>
    <style:style style:name="T8" style:family="text">
      <style:text-properties style:text-position="0% 100%" fo:font-style="italic" style:font-style-asian="italic" style:font-style-complex="italic"/>
    </style:style>
    <style:style style:name="T9" style:family="text">
      <style:text-properties style:text-position="0% 100%" officeooo:rsid="00348600"/>
    </style:style>
    <style:style style:name="T10" style:family="text">
      <style:text-properties style:text-position="0% 100%" officeooo:rsid="003662f6"/>
    </style:style>
    <style:style style:name="T11" style:family="text">
      <style:text-properties style:text-position="0% 100%" officeooo:rsid="003760de"/>
    </style:style>
    <style:style style:name="T12" style:family="text">
      <style:text-properties style:text-position="0% 100%" officeooo:rsid="00395703"/>
    </style:style>
    <style:style style:name="T13" style:family="text">
      <style:text-properties style:text-position="0% 100%" officeooo:rsid="003c0335"/>
    </style:style>
    <style:style style:name="T14" style:family="text">
      <style:text-properties style:text-position="0% 100%" officeooo:rsid="003cffcf"/>
    </style:style>
    <style:style style:name="T15" style:family="text">
      <style:text-properties style:text-position="0% 100%" officeooo:rsid="0034bee1"/>
    </style:style>
    <style:style style:name="T16" style:family="text">
      <style:text-properties style:text-position="0% 100%" officeooo:rsid="003ea11b"/>
    </style:style>
    <style:style style:name="T17" style:family="text">
      <style:text-properties style:text-position="0% 100%" style:text-underline-style="none" officeooo:rsid="00323446"/>
    </style:style>
    <style:style style:name="T18" style:family="text">
      <style:text-properties style:text-position="0% 100%" style:text-underline-style="none" officeooo:rsid="00202749"/>
    </style:style>
    <style:style style:name="T19" style:family="text">
      <style:text-properties style:text-position="0% 100%" style:font-name="Liberation Serif" fo:font-size="12pt" officeooo:rsid="00202749" style:font-size-asian="12pt" style:font-size-complex="12pt"/>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03455a4" style:font-style-asian="italic" style:font-style-complex="italic"/>
    </style:style>
    <style:style style:name="T23" style:family="text">
      <style:text-properties fo:font-style="italic" officeooo:rsid="00202749" style:font-style-asian="italic" style:font-style-complex="italic"/>
    </style:style>
    <style:style style:name="T24" style:family="text">
      <style:text-properties officeooo:rsid="00188986"/>
    </style:style>
    <style:style style:name="T25" style:family="text">
      <style:text-properties officeooo:rsid="0019704a"/>
    </style:style>
    <style:style style:name="T26" style:family="text">
      <style:text-properties officeooo:rsid="001d5be4"/>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officeooo:rsid="001e3114"/>
    </style:style>
    <style:style style:name="T29" style:family="text">
      <style:text-properties fo:font-variant="normal" fo:text-transform="none" fo:color="#000000" fo:letter-spacing="normal" fo:font-style="normal" fo:font-weight="normal" officeooo:rsid="00202749"/>
    </style:style>
    <style:style style:name="T30" style:family="text">
      <style:text-properties fo:font-variant="normal" fo:text-transform="none" fo:color="#000000" style:text-position="0% 100%" fo:letter-spacing="normal" fo:font-style="normal" fo:font-weight="normal"/>
    </style:style>
    <style:style style:name="T31"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32" style:family="text">
      <style:text-properties fo:font-variant="normal" fo:text-transform="none" fo:color="#000000" style:font-name="Liberation Serif" fo:font-size="12pt" fo:letter-spacing="normal" fo:font-style="normal" fo:font-weight="normal"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202749"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1e3114" style:font-size-asian="12pt" style:font-size-complex="12pt"/>
    </style:style>
    <style:style style:name="T35" style:family="text">
      <style:text-properties fo:font-size="12pt" officeooo:rsid="001d5be4" style:font-size-asian="12pt" style:font-size-complex="12pt"/>
    </style:style>
    <style:style style:name="T36" style:family="text">
      <style:text-properties officeooo:rsid="002a41f2"/>
    </style:style>
    <style:style style:name="T37" style:family="text">
      <style:text-properties officeooo:rsid="002abe46"/>
    </style:style>
    <style:style style:name="T38" style:family="text">
      <style:text-properties officeooo:rsid="000f047e"/>
    </style:style>
    <style:style style:name="T39" style:family="text">
      <style:text-properties officeooo:rsid="002e7fcb"/>
    </style:style>
    <style:style style:name="T40" style:family="text">
      <style:text-properties officeooo:rsid="0030d8eb"/>
    </style:style>
    <style:style style:name="T41" style:family="text">
      <style:text-properties officeooo:rsid="00323446"/>
    </style:style>
    <style:style style:name="T42" style:family="text">
      <style:text-properties fo:font-weight="normal" officeooo:rsid="0015f0a7" style:font-weight-asian="normal" style:font-weight-complex="normal"/>
    </style:style>
    <style:style style:name="T43" style:family="text">
      <style:text-properties fo:font-weight="normal" officeooo:rsid="0024fcf1" style:font-weight-asian="normal" style:font-weight-complex="normal"/>
    </style:style>
    <style:style style:name="T44" style:family="text">
      <style:text-properties fo:font-weight="normal" officeooo:rsid="00323446" style:font-weight-asian="normal" style:font-weight-complex="normal"/>
    </style:style>
    <style:style style:name="T45" style:family="text">
      <style:text-properties fo:font-weight="normal" officeooo:rsid="0034bee1" style:font-weight-asian="normal" style:font-weight-complex="normal"/>
    </style:style>
    <style:style style:name="T46" style:family="text">
      <style:text-properties fo:font-weight="normal" officeooo:rsid="0041ebbd" style:font-weight-asian="normal" style:font-weight-complex="normal"/>
    </style:style>
    <style:style style:name="T47" style:family="text">
      <style:text-properties fo:font-weight="normal" officeooo:rsid="0043b7a9" style:font-weight-asian="normal" style:font-weight-complex="normal"/>
    </style:style>
    <style:style style:name="T48" style:family="text">
      <style:text-properties fo:font-weight="bold" officeooo:rsid="00323446" style:font-weight-asian="bold" style:font-weight-complex="bold"/>
    </style:style>
    <style:style style:name="T49" style:family="text">
      <style:text-properties officeooo:rsid="00202749"/>
    </style:style>
    <style:style style:name="T50" style:family="text">
      <style:text-properties officeooo:rsid="003368d6"/>
    </style:style>
    <style:style style:name="T51" style:family="text">
      <style:text-properties officeooo:rsid="003455a4"/>
    </style:style>
    <style:style style:name="T52" style:family="text">
      <style:text-properties officeooo:rsid="00348600"/>
    </style:style>
    <style:style style:name="T53" style:family="text">
      <style:text-properties officeooo:rsid="0034bee1"/>
    </style:style>
    <style:style style:name="T54" style:family="text">
      <style:text-properties officeooo:rsid="003662f6"/>
    </style:style>
    <style:style style:name="T55" style:family="text">
      <style:text-properties officeooo:rsid="00395703"/>
    </style:style>
    <style:style style:name="T56" style:family="text">
      <style:text-properties style:text-position="super 58%"/>
    </style:style>
    <style:style style:name="T57" style:family="text">
      <style:text-properties officeooo:rsid="0043b7a9"/>
    </style:style>
    <style:style style:name="T58" style:family="text">
      <style:text-properties officeooo:rsid="00446a9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derstanding <text:span text:style-name="T25">and predicting </text:span>behaviour</text:p>
      <text:p text:style-name="P4"/>
      <text:p text:style-name="Heading_20_1">The idea</text:p>
      <text:p text:style-name="P5">Certainly not well defined...yet. Includes the following points:</text:p>
      <text:p text:style-name="P5"/>
      <text:list xml:id="list5126257908890020870" text:style-name="L1">
        <text:list-item>
          <text:p text:style-name="P15">using an RNN on either raw rgb images or a vectorised set of features, eg pose and facial expression(?) to identify ‘behaviour’ in a similar way to activity recognition</text:p>
          <text:list>
            <text:list-item>
              <text:p text:style-name="P15">outlier detection for individuals in a crowd/herd</text:p>
            </text:list-item>
            <text:list-item>
              <text:p text:style-name="P15">t+1 prediction of behaviour, able to identify abnormal behaviour as it develops.</text:p>
            </text:list-item>
            <text:list-item>
              <text:p text:style-name="P15">Is time required for this problem? Animal aggression for instance could probably be detected from a single image</text:p>
            </text:list-item>
          </text:list>
        </text:list-item>
        <text:list-item>
          <text:p text:style-name="P15">Why would we use pose rather than just direct images?</text:p>
          <text:list>
            <text:list-item>
              <text:p text:style-name="P15">Does it allow for better movement/gait analysis? Probably not.</text:p>
            </text:list-item>
            <text:list-item>
              <text:p text:style-name="P15">It would likely be a good way of removing addiotnal factors such as clothing, fatness, occlsuions. A way of normalising the input</text:p>
            </text:list-item>
            <text:list-item>
              <text:p text:style-name="P15">We would likely lose out on subtler features, such as facial expression and eye movement, if these could be picked up in rgb at all</text:p>
            </text:list-item>
            <text:list-item>
              <text:p text:style-name="P16">dd</text:p>
            </text:list-item>
          </text:list>
        </text:list-item>
        <text:list-item>
          <text:p text:style-name="P17">The goal is to be able to detect when someone is about to do something that you need to react to, eg when a cow is about to bolt out of a herd, or when a pedestrian is about to step into traffic. For a person to be able to do this, they would be making a judgement about the animal or person’s current behaviour and their surroundings using that to predict what the animal/person is about to do. <text:line-break/>For instance:</text:p>
          <text:list>
            <text:list-item>
              <text:p text:style-name="P17">detecting a pedestrian alongside a road, then determining the level of situational awareness this pedestrian has with regards to their surroundings in general and with regards to the observer in particular.</text:p>
            </text:list-item>
            <text:list-item>
              <text:p text:style-name="P17">During herding of cattle, determining whether a particular individual is acting contrarian to the overall herd’s behaviour, or determining the individual’s current attitude towards the herder and using this to predict the likely next action of the animal and use that to determine the best action for the herder.</text:p>
            </text:list-item>
          </text:list>
        </text:list-item>
      </text:list>
      <text:p text:style-name="P6"/>
      <text:p text:style-name="P7">So, what could we do as an experiment?</text:p>
      <text:p text:style-name="P7"/>
      <text:p text:style-name="P8">How about seeing if it is possible to predict intent of an individual from pose alone?</text:p>
      <text:p text:style-name="P8">Can we correlate pose with certain known behaviours, such as situational awareness? Cow’s <text:span text:style-name="T26">stress </text:span><text:span text:style-name="T35">levels during herding (is this correlated to tendency to balk?)</text:span></text:p>
      <text:p text:style-name="P14">Use of LSTM to predict motion of an individual in a crowd/herd. </text:p>
      <text:p text:style-name="P14"><text:tab/>Can this be done in real time using 2d pose? 3D pose? Raw rgb? </text:p>
      <text:p text:style-name="P14"><text:tab/>Can this predict ‘abnormal motions’ ?ie herd bolt, step out on road…. (I think this is the one)</text:p>
      <text:p text:style-name="P9"><text:tab/><text:span text:style-name="T38">Can this be used to tell if an animal is stressed? Recognition of abnormal anmal behaviour,</text:span></text:p>
      <text:p text:style-name="P19">where a baseline is set on ‘calm cows’.. Anomaly detection: useful with a small dataset, especially when limited positive examples</text:p>
      <text:p text:style-name="P11">. </text:p>
      <text:p text:style-name="P12"/>
      <text:p text:style-name="P59">Related Works</text:p>
      <text:p text:style-name="P62"><text:span text:style-name="T51">Pose Estimation</text:span></text:p>
      <text:p text:style-name="Text_20_body"><text:span text:style-name="T54">This large area of study includes multiple methods of both 2D and 3D pose estimation, using various sensors. </text:span></text:p>
      <text:p text:style-name="P46">Currently, i<text:span text:style-name="T55">n real-time i</text:span>t is possible to achieve</text:p>
      <text:list xml:id="list8388167698614703147" text:style-name="L8">
        <text:list-item>
          <text:p text:style-name="P47"><text:span text:style-name="T54">Multiple person 2D pose estimation from RGB; Realtime multi-person 2d pose estimation using Part Affinity Fields, </text:span><text:reference-mark-start text:name="ADDIN CSL_CITATION {&quot;citationItems&quot;: [{&quot;id&quot;: &quot;ITEM-1&quot;, &quot;uris&quot;: [&quot;http://www.mendeley.com/documents/?uuid=3aaa35ba-590e-461c-8cf4-1601980cf173&quot;], &quot;itemData&quot;: {&quot;author&quot;: [{&quot;non-dropping-particle&quot;: &quot;&quot;, &quot;family&quot;: &quot;Cao&quot;, &quot;parse-names&quot;: false, &quot;given&quot;: &quot;Zhe&quot;, &quot;suffix&quot;: &quot;&quot;, &quot;dropping-particle&quot;: &quot;&quot;}, {&quot;non-dropping-particle&quot;: &quot;&quot;, &quot;family&quot;: &quot;Simon&quot;, &quot;parse-names&quot;: false, &quot;given&quot;: &quot;Tomas&quot;, &quot;suffix&quot;: &quot;&quot;, &quot;dropping-particle&quot;: &quot;&quot;}, {&quot;non-dropping-particle&quot;: &quot;&quot;, &quot;family&quot;: &quot;Wei&quot;, &quot;parse-names&quot;: false, &quot;given&quot;: &quot;Shih-En&quot;, &quot;suffix&quot;: &quot;&quot;, &quot;dropping-particle&quot;: &quot;&quot;}, {&quot;non-dropping-particle&quot;: &quot;&quot;, &quot;family&quot;: &quot;Sheikh&quot;, &quot;parse-names&quot;: false, &quot;given&quot;: &quot;Yaser&quot;, &quot;suffix&quot;: &quot;&quot;, &quot;dropping-particle&quot;: &quot;&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type&quot;: &quot;article-journal&quot;, &quot;id&quot;: &quot;ITEM-1&quot;, &quot;title&quot;: &quot;Realtime Multi-Person 2D Pose Estimation using Part Affinity Fields&quot;, &quot;issued&quot;: {&quot;date-parts&quot;: [[&quot;2016&quot;]]}}}], &quot;properties&quot;: {&quot;noteIndex&quot;: 0}, &quot;schema&quot;: &quot;https://github.com/citation-style-language/schema/raw/master/csl-citation.json&quot;, &quot;mendeley&quot;: {&quot;formattedCitation&quot;: &quot;(Cao, Simon, Wei, &amp; Sheikh, 2016)&quot;, &quot;plainTextFormattedCitation&quot;: &quot;(Cao, Simon, Wei, &amp; Sheikh, 2016)&quot;, &quot;previouslyFormattedCitation&quot;: &quot;(Cao, Simon, Wei, &amp; Sheikh, 2016)&quot;}} RND02lbhIyfbO"/><text:span text:style-name="T54">(Cao, Simon, Wei, &amp; Sheikh, 2016)</text:span><text:reference-mark-end text:name="ADDIN CSL_CITATION {&quot;citationItems&quot;: [{&quot;id&quot;: &quot;ITEM-1&quot;, &quot;uris&quot;: [&quot;http://www.mendeley.com/documents/?uuid=3aaa35ba-590e-461c-8cf4-1601980cf173&quot;], &quot;itemData&quot;: {&quot;author&quot;: [{&quot;non-dropping-particle&quot;: &quot;&quot;, &quot;family&quot;: &quot;Cao&quot;, &quot;parse-names&quot;: false, &quot;given&quot;: &quot;Zhe&quot;, &quot;suffix&quot;: &quot;&quot;, &quot;dropping-particle&quot;: &quot;&quot;}, {&quot;non-dropping-particle&quot;: &quot;&quot;, &quot;family&quot;: &quot;Simon&quot;, &quot;parse-names&quot;: false, &quot;given&quot;: &quot;Tomas&quot;, &quot;suffix&quot;: &quot;&quot;, &quot;dropping-particle&quot;: &quot;&quot;}, {&quot;non-dropping-particle&quot;: &quot;&quot;, &quot;family&quot;: &quot;Wei&quot;, &quot;parse-names&quot;: false, &quot;given&quot;: &quot;Shih-En&quot;, &quot;suffix&quot;: &quot;&quot;, &quot;dropping-particle&quot;: &quot;&quot;}, {&quot;non-dropping-particle&quot;: &quot;&quot;, &quot;family&quot;: &quot;Sheikh&quot;, &quot;parse-names&quot;: false, &quot;given&quot;: &quot;Yaser&quot;, &quot;suffix&quot;: &quot;&quot;, &quot;dropping-particle&quot;: &quot;&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type&quot;: &quot;article-journal&quot;, &quot;id&quot;: &quot;ITEM-1&quot;, &quot;title&quot;: &quot;Realtime Multi-Person 2D Pose Estimation using Part Affinity Fields&quot;, &quot;issued&quot;: {&quot;date-parts&quot;: [[&quot;2016&quot;]]}}}], &quot;properties&quot;: {&quot;noteIndex&quot;: 0}, &quot;schema&quot;: &quot;https://github.com/citation-style-language/schema/raw/master/csl-citation.json&quot;, &quot;mendeley&quot;: {&quot;formattedCitation&quot;: &quot;(Cao, Simon, Wei, &amp; Sheikh, 2016)&quot;, &quot;plainTextFormattedCitation&quot;: &quot;(Cao, Simon, Wei, &amp; Sheikh, 2016)&quot;, &quot;previouslyFormattedCitation&quot;: &quot;(Cao, Simon, Wei, &amp; Sheikh, 2016)&quot;}} RND02lbhIyfbO"/><text:span text:style-name="T6"> </text:span><text:span text:style-name="T10">This method uses a purely</text:span><text:span text:style-name="T6"> data </text:span><text:span text:style-name="T10">driven</text:span><text:span text:style-name="T6"> approach.</text:span></text:p>
        </text:list-item>
        <text:list-item>
          <text:p text:style-name="P48"><text:span text:style-name="T6">S</text:span><text:span text:style-name="T10">ingle person 3D pose estimation from RGB, </text:span><text:span text:style-name="T14">trained on RGBD </text:span><text:span text:style-name="T16">motion capture </text:span><text:span text:style-name="T14">dataset</text:span><text:span text:style-name="T10">; </text:span><text:span text:style-name="T1">VNect: Real-time 3D Human Pose Estimation with a Single RGB Camera</text:span><text:span text:style-name="T10"> </text:span><text:reference-mark-start text:name="ADDIN CSL_CITATION {&quot;citationItems&quot;: [{&quot;id&quot;: &quot;ITEM-1&quot;, &quot;uris&quot;: [&quot;http://www.mendeley.com/documents/?uuid=18a9eab1-b838-4cdd-8d17-9d106460b9c6&quot;], &quot;itemData&quot;: {&quot;author&quot;: [{&quot;non-dropping-particle&quot;: &quot;&quot;, &quot;family&quot;: &quot;Mehta&quot;, &quot;parse-names&quot;: false, &quot;given&quot;: &quot;Dushyant&quot;, &quot;suffix&quot;: &quot;&quot;, &quot;dropping-particle&quot;: &quot;&quot;}, {&quot;non-dropping-particle&quot;: &quot;&quot;, &quot;family&quot;: &quot;Sridhar&quot;, &quot;parse-names&quot;: false, &quot;given&quot;: &quot;Srinath&quot;, &quot;suffix&quot;: &quot;&quot;, &quot;dropping-particle&quot;: &quot;&quot;}, {&quot;non-dropping-particle&quot;: &quot;&quot;, &quot;family&quot;: &quot;Sotnychenko&quot;, &quot;parse-names&quot;: false, &quot;given&quot;: &quot;Oleksandr&quot;, &quot;suffix&quot;: &quot;&quot;, &quot;dropping-particle&quot;: &quot;&quot;}, {&quot;non-dropping-particle&quot;: &quot;&quot;, &quot;family&quot;: &quot;Rhodin&quot;, &quot;parse-names&quot;: false, &quot;given&quot;: &quot;Helge&quot;, &quot;suffix&quot;: &quot;&quot;, &quot;dropping-particle&quot;: &quot;&quot;}, {&quot;non-dropping-particle&quot;: &quot;&quot;, &quot;family&quot;: &quot;Shafiei&quot;, &quot;parse-names&quot;: false, &quot;given&quot;: &quot;Mo-hammad&quot;, &quot;suffix&quot;: &quot;&quot;, &quot;dropping-particle&quot;: &quot;&quot;}, {&quot;non-dropping-particle&quot;: &quot;&quot;, &quot;family&quot;: &quot;Seidel&quot;, &quot;parse-names&quot;: false, &quot;given&quot;: &quot;Hans-peter&quot;, &quot;suffix&quot;: &quot;&quot;, &quot;dropping-particle&quot;: &quot;&quot;}, {&quot;non-dropping-particle&quot;: &quot;&quot;, &quot;family&quot;: &quot;Casas&quot;, &quot;parse-names&quot;: false, &quot;given&quot;: &quot;Dan&quot;, &quot;suffix&quot;: &quot;&quot;, &quot;dropping-particle&quot;: &quot;&quot;}, {&quot;non-dropping-particle&quot;: &quot;&quot;, &quot;family&quot;: &quot;Theobalt&quot;, &quot;parse-names&quot;: false, &quot;given&quot;: &quot;Christian&quot;, &quot;suffix&quot;: &quot;&quot;, &quot;dropping-particle&quot;: &quot;&quot;}, {&quot;non-dropping-particle&quot;: &quot;&quot;, &quot;family&quot;: &quot;Shafiei&quot;, &quot;parse-names&quot;: false, &quot;given&quot;: &quot;Mohammad&quot;, &quot;suffix&quot;: &quot;&quot;, &quot;dropping-particle&quot;: &quot;&quot;}, {&quot;non-dropping-particle&quot;: &quot;&quot;, &quot;family&quot;: &quot;Seidel&quot;, &quot;parse-names&quot;: false, &quot;given&quot;: &quot;Hans-Peter&quot;, &quot;suffix&quot;: &quot;&quot;, &quot;dropping-particle&quot;: &quot;&quot;}, {&quot;non-dropping-particle&quot;: &quot;&quot;, &quot;family&quot;: &quot;Xu&quot;, &quot;parse-names&quot;: false, &quot;given&quot;: &quot;Weipeng&quot;, &quot;suffix&quot;: &quot;&quot;, &quot;dropping-particle&quot;: &quot;&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type&quot;: &quot;article-journal&quot;, &quot;volume&quot;: &quot;36&quot;, &quot;id&quot;: &quot;ITEM-1&quot;, &quot;title&quot;: &quot;VNect: Real-time 3D Human Pose Estimation with a Single RGB Camera ACM Reference format: VNect: Real-time 3D Human Pose Estimation with a Single RGB Camera&quot;, &quot;page&quot;: &quot;1-13&quot;, &quot;issue&quot;: &quot;14&quot;, &quot;container-title&quot;: &quot;Tog&quot;, &quot;issued&quot;: {&quot;date-parts&quot;: [[&quot;2017&quot;]]}}}], &quot;properties&quot;: {&quot;noteIndex&quot;: 0}, &quot;schema&quot;: &quot;https://github.com/citation-style-language/schema/raw/master/csl-citation.json&quot;, &quot;mendeley&quot;: {&quot;formattedCitation&quot;: &quot;(Mehta et al., 2017)&quot;, &quot;plainTextFormattedCitation&quot;: &quot;(Mehta et al., 2017)&quot;}} RNDnyMLUqRO3g"/><text:span text:style-name="T10">(Mehta et al., 2017)</text:span><text:reference-mark-end text:name="ADDIN CSL_CITATION {&quot;citationItems&quot;: [{&quot;id&quot;: &quot;ITEM-1&quot;, &quot;uris&quot;: [&quot;http://www.mendeley.com/documents/?uuid=18a9eab1-b838-4cdd-8d17-9d106460b9c6&quot;], &quot;itemData&quot;: {&quot;author&quot;: [{&quot;non-dropping-particle&quot;: &quot;&quot;, &quot;family&quot;: &quot;Mehta&quot;, &quot;parse-names&quot;: false, &quot;given&quot;: &quot;Dushyant&quot;, &quot;suffix&quot;: &quot;&quot;, &quot;dropping-particle&quot;: &quot;&quot;}, {&quot;non-dropping-particle&quot;: &quot;&quot;, &quot;family&quot;: &quot;Sridhar&quot;, &quot;parse-names&quot;: false, &quot;given&quot;: &quot;Srinath&quot;, &quot;suffix&quot;: &quot;&quot;, &quot;dropping-particle&quot;: &quot;&quot;}, {&quot;non-dropping-particle&quot;: &quot;&quot;, &quot;family&quot;: &quot;Sotnychenko&quot;, &quot;parse-names&quot;: false, &quot;given&quot;: &quot;Oleksandr&quot;, &quot;suffix&quot;: &quot;&quot;, &quot;dropping-particle&quot;: &quot;&quot;}, {&quot;non-dropping-particle&quot;: &quot;&quot;, &quot;family&quot;: &quot;Rhodin&quot;, &quot;parse-names&quot;: false, &quot;given&quot;: &quot;Helge&quot;, &quot;suffix&quot;: &quot;&quot;, &quot;dropping-particle&quot;: &quot;&quot;}, {&quot;non-dropping-particle&quot;: &quot;&quot;, &quot;family&quot;: &quot;Shafiei&quot;, &quot;parse-names&quot;: false, &quot;given&quot;: &quot;Mo-hammad&quot;, &quot;suffix&quot;: &quot;&quot;, &quot;dropping-particle&quot;: &quot;&quot;}, {&quot;non-dropping-particle&quot;: &quot;&quot;, &quot;family&quot;: &quot;Seidel&quot;, &quot;parse-names&quot;: false, &quot;given&quot;: &quot;Hans-peter&quot;, &quot;suffix&quot;: &quot;&quot;, &quot;dropping-particle&quot;: &quot;&quot;}, {&quot;non-dropping-particle&quot;: &quot;&quot;, &quot;family&quot;: &quot;Casas&quot;, &quot;parse-names&quot;: false, &quot;given&quot;: &quot;Dan&quot;, &quot;suffix&quot;: &quot;&quot;, &quot;dropping-particle&quot;: &quot;&quot;}, {&quot;non-dropping-particle&quot;: &quot;&quot;, &quot;family&quot;: &quot;Theobalt&quot;, &quot;parse-names&quot;: false, &quot;given&quot;: &quot;Christian&quot;, &quot;suffix&quot;: &quot;&quot;, &quot;dropping-particle&quot;: &quot;&quot;}, {&quot;non-dropping-particle&quot;: &quot;&quot;, &quot;family&quot;: &quot;Shafiei&quot;, &quot;parse-names&quot;: false, &quot;given&quot;: &quot;Mohammad&quot;, &quot;suffix&quot;: &quot;&quot;, &quot;dropping-particle&quot;: &quot;&quot;}, {&quot;non-dropping-particle&quot;: &quot;&quot;, &quot;family&quot;: &quot;Seidel&quot;, &quot;parse-names&quot;: false, &quot;given&quot;: &quot;Hans-Peter&quot;, &quot;suffix&quot;: &quot;&quot;, &quot;dropping-particle&quot;: &quot;&quot;}, {&quot;non-dropping-particle&quot;: &quot;&quot;, &quot;family&quot;: &quot;Xu&quot;, &quot;parse-names&quot;: false, &quot;given&quot;: &quot;Weipeng&quot;, &quot;suffix&quot;: &quot;&quot;, &quot;dropping-particle&quot;: &quot;&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type&quot;: &quot;article-journal&quot;, &quot;volume&quot;: &quot;36&quot;, &quot;id&quot;: &quot;ITEM-1&quot;, &quot;title&quot;: &quot;VNect: Real-time 3D Human Pose Estimation with a Single RGB Camera ACM Reference format: VNect: Real-time 3D Human Pose Estimation with a Single RGB Camera&quot;, &quot;page&quot;: &quot;1-13&quot;, &quot;issue&quot;: &quot;14&quot;, &quot;container-title&quot;: &quot;Tog&quot;, &quot;issued&quot;: {&quot;date-parts&quot;: [[&quot;2017&quot;]]}}}], &quot;properties&quot;: {&quot;noteIndex&quot;: 0}, &quot;schema&quot;: &quot;https://github.com/citation-style-language/schema/raw/master/csl-citation.json&quot;, &quot;mendeley&quot;: {&quot;formattedCitation&quot;: &quot;(Mehta et al., 2017)&quot;, &quot;plainTextFormattedCitation&quot;: &quot;(Mehta et al., 2017)&quot;}} RNDnyMLUqRO3g"/><text:span text:style-name="T10">⁠ </text:span><text:span text:style-name="T12">Fitting a kinematic skeleton.</text:span><text:span text:style-name="T10"> </text:span><text:span text:style-name="T11">Although this state of the art method requires training set of </text:span><text:span text:style-name="T13">poses with 3D joint positions taken with RGBD camera</text:span><text:span text:style-name="T11"> </text:span><text:span text:style-name="T13">(essentially bootstrapping the process) </text:span><text:span text:style-name="T14">and then fitting to a predefined human kinematic skeleton.</text:span></text:p>
        </text:list-item>
        <text:list-item>
          <text:p text:style-name="P49"><text:span text:style-name="T1">Multiple Person 3D pose from RGBD; Kinect for Windows SDK</text:span></text:p>
        </text:list-item>
      </text:list>
      <text:p text:style-name="P50"><text:span text:style-name="T1"/></text:p>
      <text:p text:style-name="P41"><text:span text:style-name="T1">Outstanding questions/</text:span><text:span text:style-name="T15">Next works</text:span><text:span text:style-name="T1">:</text:span></text:p>
      <text:list xml:id="list6983628818383730045" text:style-name="L9">
        <text:list-item>
          <text:p text:style-name="P51"><text:span text:style-name="T41">⁠So for animals, without capturing a large RGBD dataset, and also defining a kinematic skeleton 3D pose is not currently possible. So the question is, can just 2D pose be used for our purposes?</text:span></text:p>
        </text:list-item>
      </text:list>
      <text:p text:style-name="Heading_20_2"><text:span text:style-name="T41">Activity(Behaviour?)</text:span> classification</text:p>
      <text:p text:style-name="P32"><text:span text:style-name="T50">Can currently be done</text:span> using varied levels of abstraction in input feature vector, from IMU data through to <text:span text:style-name="T50">3D pose and </text:span>RGB. <text:s/><text:span text:style-name="T52">Examples of activity classification using:</text:span></text:p>
      <text:list xml:id="list1485541124038550049" text:style-name="L4">
        <text:list-item>
          <text:p text:style-name="P33"><text:span text:style-name="T52">Accellerometer data (</text:span><text:a xlink:type="simple" xlink:href="https://github.com/guillaume-chevalier/LSTM-Human-Activity-Recognition/blob/master/LSTM.ipynb" text:style-name="Internet_20_link" text:visited-style-name="Visited_20_Internet_20_Link"><text:span text:style-name="T52">https://github.com/guillaume-chevalier/LSTM-Human-Activity-Recognition/blob/master/LSTM.ipynb</text:span></text:a><text:span text:style-name="T52"> ) is used to classify a certain number of classes, ie walking, sitting etc.</text:span></text:p>
        </text:list-item>
        <text:list-item>
          <text:p text:style-name="P33"><text:span text:style-name="T52">Single frame pose(… </text:span><text:span text:style-name="T23">example needed</text:span><text:span text:style-name="T22">)</text:span></text:p>
        </text:list-item>
        <text:list-item>
          <text:p text:style-name="P34"><text:span text:style-name="T49">‘Dynamic-pose’, a representation of the skeletal pose and current velocity of joint ends in a single frame </text:span><text:reference-mark-start text:name="ADDIN CSL_CITATION {&quot;citationItems&quot;: [{&quot;id&quot;: &quot;ITEM-1&quot;, &quot;uris&quot;: [&quot;http://www.mendeley.com/documents/?uuid=7ae9aaca-6556-4a95-b921-83dbfcd2cb12&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ISBN&quot;: &quot;9783642315664&quot;, &quot;DOI&quot;: &quot;10.1007/978-3-642-31567-1_11&quot;, &quot;title&quot;: &quot;Combining skeletal pose with local motion for human activity recognition&quot;, &quot;page&quot;: &quot;114-123&quot;, &quot;issued&quot;: {&quot;date-parts&quot;: [[&quot;2012&quot;]]}, &quot;container-title&quot;: &quot;Lecture Notes in Computer Science (including subseries Lecture Notes in Artificial Intelligence and Lecture Notes in Bioinformatics)&quot;, &quot;ISSN&quot;: &quot;03029743&quot;, &quot;author&quot;: [{&quot;non-dropping-particle&quot;: &quot;&quot;, &quot;family&quot;: &quot;Xu&quot;, &quot;parse-names&quot;: false, &quot;given&quot;: &quot;Ran&quot;, &quot;suffix&quot;: &quot;&quot;, &quot;dropping-particle&quot;: &quot;&quot;}, {&quot;non-dropping-particle&quot;: &quot;&quot;, &quot;family&quot;: &quot;Agarwal&quot;, &quot;parse-names&quot;: false, &quot;given&quot;: &quot;Priyanshu&quot;, &quot;suffix&quot;: &quot;&quot;, &quot;dropping-particle&quot;: &quot;&quot;}, {&quot;non-dropping-particle&quot;: &quot;&quot;, &quot;family&quot;: &quot;Kumar&quot;, &quot;parse-names&quot;: false, &quot;given&quot;: &quot;Suren&quot;, &quot;suffix&quot;: &quot;&quot;, &quot;dropping-particle&quot;: &quot;&quot;}, {&quot;non-dropping-particle&quot;: &quot;&quot;, &quot;family&quot;: &quot;Krovi&quot;, &quot;parse-names&quot;: false, &quot;given&quot;: &quot;Venkat N.&quot;, &quot;suffix&quot;: &quot;&quot;, &quot;dropping-particle&quot;: &quot;&quot;}, {&quot;non-dropping-particle&quot;: &quot;&quot;, &quot;family&quot;: &quot;Corso&quot;, &quot;parse-names&quot;: false, &quot;given&quot;: &quot;Jason J.&quot;, &quot;suffix&quot;: &quot;&quot;, &quot;dropping-particle&quot;: &quot;&quot;}], &quot;id&quot;: &quot;ITEM-1&quot;, &quot;type&quot;: &quot;article-journal&quot;, &quot;volume&quot;: &quot;7378 LNCS&quot;}}], &quot;properties&quot;: {&quot;noteIndex&quot;: 0}, &quot;schema&quot;: &quot;https://github.com/citation-style-language/schema/raw/master/csl-citation.json&quot;, &quot;mendeley&quot;: {&quot;formattedCitation&quot;: &quot;(Xu, Agarwal, Kumar, Krovi, &amp; Corso, 2012)&quot;, &quot;plainTextFormattedCitation&quot;: &quot;(Xu, Agarwal, Kumar, Krovi, &amp; Corso, 2012)&quot;, &quot;previouslyFormattedCitation&quot;: &quot;(Xu, Agarwal, Kumar, Krovi, &amp; Corso, 2012)&quot;}} RNDh0rm2rf23f"/><text:span text:style-name="T3">(Xu, Agarwal, Kumar, Krovi, &amp; Corso, 2012)</text:span><text:reference-mark-end text:name="ADDIN CSL_CITATION {&quot;citationItems&quot;: [{&quot;id&quot;: &quot;ITEM-1&quot;, &quot;uris&quot;: [&quot;http://www.mendeley.com/documents/?uuid=7ae9aaca-6556-4a95-b921-83dbfcd2cb12&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ISBN&quot;: &quot;9783642315664&quot;, &quot;DOI&quot;: &quot;10.1007/978-3-642-31567-1_11&quot;, &quot;title&quot;: &quot;Combining skeletal pose with local motion for human activity recognition&quot;, &quot;page&quot;: &quot;114-123&quot;, &quot;issued&quot;: {&quot;date-parts&quot;: [[&quot;2012&quot;]]}, &quot;container-title&quot;: &quot;Lecture Notes in Computer Science (including subseries Lecture Notes in Artificial Intelligence and Lecture Notes in Bioinformatics)&quot;, &quot;ISSN&quot;: &quot;03029743&quot;, &quot;author&quot;: [{&quot;non-dropping-particle&quot;: &quot;&quot;, &quot;family&quot;: &quot;Xu&quot;, &quot;parse-names&quot;: false, &quot;given&quot;: &quot;Ran&quot;, &quot;suffix&quot;: &quot;&quot;, &quot;dropping-particle&quot;: &quot;&quot;}, {&quot;non-dropping-particle&quot;: &quot;&quot;, &quot;family&quot;: &quot;Agarwal&quot;, &quot;parse-names&quot;: false, &quot;given&quot;: &quot;Priyanshu&quot;, &quot;suffix&quot;: &quot;&quot;, &quot;dropping-particle&quot;: &quot;&quot;}, {&quot;non-dropping-particle&quot;: &quot;&quot;, &quot;family&quot;: &quot;Kumar&quot;, &quot;parse-names&quot;: false, &quot;given&quot;: &quot;Suren&quot;, &quot;suffix&quot;: &quot;&quot;, &quot;dropping-particle&quot;: &quot;&quot;}, {&quot;non-dropping-particle&quot;: &quot;&quot;, &quot;family&quot;: &quot;Krovi&quot;, &quot;parse-names&quot;: false, &quot;given&quot;: &quot;Venkat N.&quot;, &quot;suffix&quot;: &quot;&quot;, &quot;dropping-particle&quot;: &quot;&quot;}, {&quot;non-dropping-particle&quot;: &quot;&quot;, &quot;family&quot;: &quot;Corso&quot;, &quot;parse-names&quot;: false, &quot;given&quot;: &quot;Jason J.&quot;, &quot;suffix&quot;: &quot;&quot;, &quot;dropping-particle&quot;: &quot;&quot;}], &quot;id&quot;: &quot;ITEM-1&quot;, &quot;type&quot;: &quot;article-journal&quot;, &quot;volume&quot;: &quot;7378 LNCS&quot;}}], &quot;properties&quot;: {&quot;noteIndex&quot;: 0}, &quot;schema&quot;: &quot;https://github.com/citation-style-language/schema/raw/master/csl-citation.json&quot;, &quot;mendeley&quot;: {&quot;formattedCitation&quot;: &quot;(Xu, Agarwal, Kumar, Krovi, &amp; Corso, 2012)&quot;, &quot;plainTextFormattedCitation&quot;: &quot;(Xu, Agarwal, Kumar, Krovi, &amp; Corso, 2012)&quot;, &quot;previouslyFormattedCitation&quot;: &quot;(Xu, Agarwal, Kumar, Krovi, &amp; Corso, 2012)&quot;}} RNDh0rm2rf23f"/></text:p>
        </text:list-item>
        <text:list-item>
          <text:p text:style-name="P37"><text:span text:style-name="T9">Time-series of</text:span><text:span text:style-name="T1"> poses, using an RNN <text:s text:c="2"/>(...</text:span><text:span text:style-name="T8">example needed</text:span><text:span text:style-name="T1">)</text:span></text:p>
        </text:list-item>
        <text:list-item>
          <text:p text:style-name="P34"><text:span text:style-name="T9">R</text:span><text:span text:style-name="T7">aw RGB, </text:span><text:span text:style-name="T3">abnormal </text:span><text:span text:style-name="T17">behaviour</text:span><text:span text:style-name="T18"> </text:span><text:span text:style-name="T3">detection in a smart surveillance system </text:span><text:span text:style-name="T5"><text:s/></text:span><text:reference-mark-start text:name="ADDIN CSL_CITATION {&quot;citationItems&quot;: [{&quot;id&quot;: &quot;ITEM-1&quot;, &quot;uris&quot;: [&quot;http://www.mendeley.com/documents/?uuid=fec3fa18-bde9-44ba-9477-51dc312c7323&quot;], &quot;itemData&quot;: {&quot;id&quot;: &quot;ITEM-1&quot;, &quot;DOI&quot;: &quot;10.1016/j.engappai.2017.10.001&quot;, &quot;title&quot;: &quot;Deep convolutional framework for abnormal behavior detection in a smart surveillance system&quot;, &quot;page&quot;: &quot;226-234&quot;, &quot;issue&quot;: &quot;June 2017&quot;, &quot;container-title&quot;: &quot;Engineering Applications of Artificial Intelligence&quot;, &quot;ISSN&quot;: &quot;09521976&quot;, &quot;author&quot;: [{&quot;non-dropping-particle&quot;: &quot;&quot;, &quot;family&quot;: &quot;Ko&quot;, &quot;parse-names&quot;: false, &quot;given&quot;: &quot;Kwang-Eun&quot;, &quot;suffix&quot;: &quot;&quot;, &quot;dropping-particle&quot;: &quot;&quot;}, {&quot;non-dropping-particle&quot;: &quot;&quot;, &quot;family&quot;: &quot;Sim&quot;, &quot;parse-names&quot;: false, &quot;given&quot;: &quot;Kwee-Bo&quot;, &quot;suffix&quot;: &quot;&quot;, &quot;dropping-particle&quot;: &quot;&quot;}], &quot;type&quot;: &quot;article-journal&quot;, &quot;publisher&quot;: &quot;Elsevier Ltd&quot;, &quot;volume&quot;: &quot;67&quot;, &quot;issued&quot;: {&quot;date-parts&quot;: [[&quot;2018&quot;]]}}}], &quot;properties&quot;: {&quot;noteIndex&quot;: 0}, &quot;schema&quot;: &quot;https://github.com/citation-style-language/schema/raw/master/csl-citation.json&quot;, &quot;mendeley&quot;: {&quot;formattedCitation&quot;: &quot;(Ko &amp; Sim, 2018)&quot;, &quot;plainTextFormattedCitation&quot;: &quot;(Ko &amp; Sim, 2018)&quot;, &quot;previouslyFormattedCitation&quot;: &quot;(Ko &amp; Sim, 2018)&quot;}} RND07uvSSvmpe"/><text:span text:style-name="T5">(Ko &amp; Sim, 2018)</text:span><text:reference-mark-end text:name="ADDIN CSL_CITATION {&quot;citationItems&quot;: [{&quot;id&quot;: &quot;ITEM-1&quot;, &quot;uris&quot;: [&quot;http://www.mendeley.com/documents/?uuid=fec3fa18-bde9-44ba-9477-51dc312c7323&quot;], &quot;itemData&quot;: {&quot;id&quot;: &quot;ITEM-1&quot;, &quot;DOI&quot;: &quot;10.1016/j.engappai.2017.10.001&quot;, &quot;title&quot;: &quot;Deep convolutional framework for abnormal behavior detection in a smart surveillance system&quot;, &quot;page&quot;: &quot;226-234&quot;, &quot;issue&quot;: &quot;June 2017&quot;, &quot;container-title&quot;: &quot;Engineering Applications of Artificial Intelligence&quot;, &quot;ISSN&quot;: &quot;09521976&quot;, &quot;author&quot;: [{&quot;non-dropping-particle&quot;: &quot;&quot;, &quot;family&quot;: &quot;Ko&quot;, &quot;parse-names&quot;: false, &quot;given&quot;: &quot;Kwang-Eun&quot;, &quot;suffix&quot;: &quot;&quot;, &quot;dropping-particle&quot;: &quot;&quot;}, {&quot;non-dropping-particle&quot;: &quot;&quot;, &quot;family&quot;: &quot;Sim&quot;, &quot;parse-names&quot;: false, &quot;given&quot;: &quot;Kwee-Bo&quot;, &quot;suffix&quot;: &quot;&quot;, &quot;dropping-particle&quot;: &quot;&quot;}], &quot;type&quot;: &quot;article-journal&quot;, &quot;publisher&quot;: &quot;Elsevier Ltd&quot;, &quot;volume&quot;: &quot;67&quot;, &quot;issued&quot;: {&quot;date-parts&quot;: [[&quot;2018&quot;]]}}}], &quot;properties&quot;: {&quot;noteIndex&quot;: 0}, &quot;schema&quot;: &quot;https://github.com/citation-style-language/schema/raw/master/csl-citation.json&quot;, &quot;mendeley&quot;: {&quot;formattedCitation&quot;: &quot;(Ko &amp; Sim, 2018)&quot;, &quot;plainTextFormattedCitation&quot;: &quot;(Ko &amp; Sim, 2018)&quot;, &quot;previouslyFormattedCitation&quot;: &quot;(Ko &amp; Sim, 2018)&quot;}} RND07uvSSvmpe"/><text:span text:style-name="T49">⁠</text:span></text:p>
        </text:list-item>
      </text:list>
      <text:p text:style-name="P38">Outstanding questions/<text:span text:style-name="T53">Next works</text:span>:</text:p>
      <text:list xml:id="list3314183971615864335" text:style-name="L6">
        <text:list-item>
          <text:p text:style-name="P42"><text:span text:style-name="T41">2D or 3D pose? Has activity been classified from both before? Can it be accurately done with both? John Gardenier suspects the accuracy would not be high enough for something like gait detection.</text:span></text:p>
        </text:list-item>
        <text:list-item>
          <text:p text:style-name="P39"><text:soft-page-break/>What information is lost during the abstraction of the input feature vector and how does this affect the ability to classify and predict behaviour? <text:span text:style-name="T58">It can be used to normalise and remove occlsuions from data, but loses subtleties such as facial expression and environmental context</text:span></text:p>
        </text:list-item>
        <text:list-item>
          <text:p text:style-name="P39">Can external context, such as location <text:span text:style-name="T58">or animal age etc</text:span>, be added alongside an input such as pose? </text:p>
          <text:p text:style-name="P21"/>
        </text:list-item>
        <text:list-item>
          <text:p text:style-name="P53">What work has been done regarding the classification of the state with regards to the observer <text:span text:style-name="T58">or environment</text:span>? Ie the attitude and behaviour of the subject with regards to the frame’s point of view, for use in understanding:</text:p>
          <text:list>
            <text:list-item>
              <text:p text:style-name="P53">situational awareness</text:p>
            </text:list-item>
            <text:list-item>
              <text:p text:style-name="P53">emotion/agression</text:p>
            </text:list-item>
            <text:list-item>
              <text:p text:style-name="P53">could this be extended to another point of view, ie put the observer in the frame of a 2<text:span text:style-name="T56">nd</text:span> subject to observe behaviour of subject 1 with regards to subject 2?</text:p>
            </text:list-item>
          </text:list>
        </text:list-item>
      </text:list>
      <text:p text:style-name="P35"/>
      <text:p text:style-name="Heading_20_2"><text:span text:style-name="T57">Behaviour</text:span> prediction</text:p>
      <text:p text:style-name="Text_20_body">An extension of <text:span text:style-name="T53">both pose estimation and </text:span>activity classification, <text:span text:style-name="T53">in the sense that it is used to predict the next state of the observed person using the current (and past) states, rather than use the current state to classify current behaviour. Examples of predicting the next state include:</text:span></text:p>
      <text:list xml:id="list5173593532891236377" text:style-name="L7">
        <text:list-item>
          <text:p text:style-name="P43"><text:span text:style-name="T47">Body Movement - </text:span><text:span text:style-name="T46">Predicting</text:span><text:span text:style-name="T44"> </text:span><text:span text:style-name="T46">body movement for a single person based on body position. Uses LSTm and encoder, decoder to predict a </text:span><text:span text:style-name="T44">series of ‘next poses’ from a single input pose </text:span><text:reference-mark-start text:name="ADDIN CSL_CITATION {&quot;citationItems&quot;: [{&quot;id&quot;: &quot;ITEM-1&quot;, &quot;uris&quot;: [&quot;http://www.mendeley.com/documents/?uuid=81ec4932-276d-44e7-a4b8-db73fb8df176&quot;], &quot;itemData&quot;: {&quot;author&quot;: [{&quot;non-dropping-particle&quot;: &quot;&quot;, &quot;family&quot;: &quot;Chao&quot;, &quot;parse-names&quot;: false, &quot;given&quot;: &quot;Yu-Wei&quot;, &quot;suffix&quot;: &quot;&quot;, &quot;dropping-particle&quot;: &quot;&quot;}, {&quot;non-dropping-particle&quot;: &quot;&quot;, &quot;family&quot;: &quot;Yang&quot;, &quot;parse-names&quot;: false, &quot;given&quot;: &quot;Jimei&quot;, &quot;suffix&quot;: &quot;&quot;, &quot;dropping-particle&quot;: &quot;&quot;}, {&quot;non-dropping-particle&quot;: &quot;&quot;, &quot;family&quot;: &quot;Price&quot;, &quot;parse-names&quot;: false, &quot;given&quot;: &quot;Brian&quot;, &quot;suffix&quot;: &quot;&quot;, &quot;dropping-particle&quot;: &quot;&quot;}, {&quot;non-dropping-particle&quot;: &quot;&quot;, &quot;family&quot;: &quot;Cohen&quot;, &quot;parse-names&quot;: false, &quot;given&quot;: &quot;Scott&quot;, &quot;suffix&quot;: &quot;&quot;, &quot;dropping-particle&quot;: &quot;&quot;}, {&quot;non-dropping-particle&quot;: &quot;&quot;, &quot;family&quot;: &quot;Deng&quot;, &quot;parse-names&quot;: false, &quot;given&quot;: &quot;Jia&quot;, &quot;suffix&quot;: &quot;&quot;, &quot;dropping-particle&quot;: &quot;&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ype&quot;: &quot;article-journal&quot;, &quot;id&quot;: &quot;ITEM-1&quot;, &quot;title&quot;: &quot;Forecasting Human Dynamics from Static Images&quot;, &quot;issue&quot;: &quot;1&quot;, &quot;issued&quot;: {&quot;date-parts&quot;: [[&quot;2017&quot;]]}}}], &quot;properties&quot;: {&quot;noteIndex&quot;: 0}, &quot;schema&quot;: &quot;https://github.com/citation-style-language/schema/raw/master/csl-citation.json&quot;, &quot;mendeley&quot;: {&quot;formattedCitation&quot;: &quot;(Chao, Yang, Price, Cohen, &amp; Deng, 2017)&quot;, &quot;plainTextFormattedCitation&quot;: &quot;(Chao, Yang, Price, Cohen, &amp; Deng, 2017)&quot;, &quot;previouslyFormattedCitation&quot;: &quot;(Chao, Yang, Price, Cohen, &amp; Deng, 2017)&quot;}} RNDZlbOOBMuYP"/><text:span text:style-name="T4">(Chao, Yang, Price, Cohen, &amp; Deng, 2017)</text:span><text:reference-mark-end text:name="ADDIN CSL_CITATION {&quot;citationItems&quot;: [{&quot;id&quot;: &quot;ITEM-1&quot;, &quot;uris&quot;: [&quot;http://www.mendeley.com/documents/?uuid=81ec4932-276d-44e7-a4b8-db73fb8df176&quot;], &quot;itemData&quot;: {&quot;author&quot;: [{&quot;non-dropping-particle&quot;: &quot;&quot;, &quot;family&quot;: &quot;Chao&quot;, &quot;parse-names&quot;: false, &quot;given&quot;: &quot;Yu-Wei&quot;, &quot;suffix&quot;: &quot;&quot;, &quot;dropping-particle&quot;: &quot;&quot;}, {&quot;non-dropping-particle&quot;: &quot;&quot;, &quot;family&quot;: &quot;Yang&quot;, &quot;parse-names&quot;: false, &quot;given&quot;: &quot;Jimei&quot;, &quot;suffix&quot;: &quot;&quot;, &quot;dropping-particle&quot;: &quot;&quot;}, {&quot;non-dropping-particle&quot;: &quot;&quot;, &quot;family&quot;: &quot;Price&quot;, &quot;parse-names&quot;: false, &quot;given&quot;: &quot;Brian&quot;, &quot;suffix&quot;: &quot;&quot;, &quot;dropping-particle&quot;: &quot;&quot;}, {&quot;non-dropping-particle&quot;: &quot;&quot;, &quot;family&quot;: &quot;Cohen&quot;, &quot;parse-names&quot;: false, &quot;given&quot;: &quot;Scott&quot;, &quot;suffix&quot;: &quot;&quot;, &quot;dropping-particle&quot;: &quot;&quot;}, {&quot;non-dropping-particle&quot;: &quot;&quot;, &quot;family&quot;: &quot;Deng&quot;, &quot;parse-names&quot;: false, &quot;given&quot;: &quot;Jia&quot;, &quot;suffix&quot;: &quot;&quot;, &quot;dropping-particle&quot;: &quot;&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ype&quot;: &quot;article-journal&quot;, &quot;id&quot;: &quot;ITEM-1&quot;, &quot;title&quot;: &quot;Forecasting Human Dynamics from Static Images&quot;, &quot;issue&quot;: &quot;1&quot;, &quot;issued&quot;: {&quot;date-parts&quot;: [[&quot;2017&quot;]]}}}], &quot;properties&quot;: {&quot;noteIndex&quot;: 0}, &quot;schema&quot;: &quot;https://github.com/citation-style-language/schema/raw/master/csl-citation.json&quot;, &quot;mendeley&quot;: {&quot;formattedCitation&quot;: &quot;(Chao, Yang, Price, Cohen, &amp; Deng, 2017)&quot;, &quot;plainTextFormattedCitation&quot;: &quot;(Chao, Yang, Price, Cohen, &amp; Deng, 2017)&quot;, &quot;previouslyFormattedCitation&quot;: &quot;(Chao, Yang, Price, Cohen, &amp; Deng, 2017)&quot;}} RNDZlbOOBMuYP"/><text:span text:style-name="T48">⁠</text:span></text:p>
        </text:list-item>
      </text:list>
      <text:list xml:id="list5133625474787637376" text:style-name="L5">
        <text:list-item>
          <text:p text:style-name="P36"><text:span text:style-name="T47">Motion - </text:span><text:span text:style-name="T45">P</text:span><text:span text:style-name="T42">rediction </text:span><text:span text:style-name="T43">of </text:span><text:span text:style-name="T45">movement of all members of a crowd with respect to each other</text:span><text:span text:style-name="T43">, </text:span><text:span text:style-name="T45">using an LSTM,</text:span><text:span text:style-name="T24"> ‘Social LSTM’: </text:span><text:reference-mark-start text:name="ADDIN CSL_CITATION {&quot;citationItems&quot;: [{&quot;id&quot;: &quot;ITEM-1&quot;, &quot;uris&quot;: [&quot;http://www.mendeley.com/documents/?uuid=1526f769-bdef-49fb-a7a3-2109ed252d8f&quot;], &quot;itemData&quot;: {&quot;author&quot;: [{&quot;non-dropping-particle&quot;: &quot;&quot;, &quot;family&quot;: &quot;Alahi&quot;, &quot;parse-names&quot;: false, &quot;given&quot;: &quot;Alexandre&quot;, &quot;suffix&quot;: &quot;&quot;, &quot;dropping-particle&quot;: &quot;&quot;}, {&quot;non-dropping-particle&quot;: &quot;&quot;, &quot;family&quot;: &quot;Goel&quot;, &quot;parse-names&quot;: false, &quot;given&quot;: &quot;Kratarth&quot;, &quot;suffix&quot;: &quot;&quot;, &quot;dropping-particle&quot;: &quot;&quot;}, {&quot;non-dropping-particle&quot;: &quot;&quot;, &quot;family&quot;: &quot;Ramanathan&quot;, &quot;parse-names&quot;: false, &quot;given&quot;: &quot;Vignesh&quot;, &quot;suffix&quot;: &quot;&quot;, &quot;dropping-particle&quot;: &quot;&quot;}, {&quot;non-dropping-particle&quot;: &quot;&quot;, &quot;family&quot;: &quot;Robicquet&quot;, &quot;parse-names&quot;: false, &quot;given&quot;: &quot;Alexandre&quot;, &quot;suffix&quot;: &quot;&quot;, &quot;dropping-particle&quot;: &quot;&quot;}, {&quot;non-dropping-particle&quot;: &quot;&quot;, &quot;family&quot;: &quot;Fei-Fei&quot;, &quot;parse-names&quot;: false, &quot;given&quot;: &quot;Li&quot;, &quot;suffix&quot;: &quot;&quot;, &quot;dropping-particle&quot;: &quot;&quot;}, {&quot;non-dropping-particle&quot;: &quot;&quot;, &quot;family&quot;: &quot;Savarese&quot;, &quot;parse-names&quot;: false, &quot;given&quot;: &quot;Silvio&quot;, &quot;suffix&quot;: &quot;&quot;, &quot;dropping-particle&quot;: &quot;&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ISBN&quot;: &quot;978-1-4673-8851-1&quot;, &quot;DOI&quot;: &quot;10.1109/CVPR.2016.110&quot;, &quot;type&quot;: &quot;article-journal&quot;, &quot;id&quot;: &quot;ITEM-1&quot;, &quot;title&quot;: &quot;Social LSTM: Human Trajectory Prediction in Crowded Spaces&quot;, &quot;page&quot;: &quot;961-971&quot;, &quot;issued&quot;: {&quot;date-parts&quot;: [[&quot;2016&quot;]]}, &quot;container-title&quot;: &quot;2016 IEEE Conference on Computer Vision and Pattern Recognition (CVPR)&quot;, &quot;ISSN&quot;: &quot;10636919&quot;}}], &quot;properties&quot;: {&quot;noteIndex&quot;: 0}, &quot;schema&quot;: &quot;https://github.com/citation-style-language/schema/raw/master/csl-citation.json&quot;, &quot;mendeley&quot;: {&quot;formattedCitation&quot;: &quot;(Alahi et al., 2016)&quot;}} RND9kndfYKqMk"/><text:span text:style-name="T2">(Alahi et al., 2016)</text:span><text:reference-mark-end text:name="ADDIN CSL_CITATION {&quot;citationItems&quot;: [{&quot;id&quot;: &quot;ITEM-1&quot;, &quot;uris&quot;: [&quot;http://www.mendeley.com/documents/?uuid=1526f769-bdef-49fb-a7a3-2109ed252d8f&quot;], &quot;itemData&quot;: {&quot;author&quot;: [{&quot;non-dropping-particle&quot;: &quot;&quot;, &quot;family&quot;: &quot;Alahi&quot;, &quot;parse-names&quot;: false, &quot;given&quot;: &quot;Alexandre&quot;, &quot;suffix&quot;: &quot;&quot;, &quot;dropping-particle&quot;: &quot;&quot;}, {&quot;non-dropping-particle&quot;: &quot;&quot;, &quot;family&quot;: &quot;Goel&quot;, &quot;parse-names&quot;: false, &quot;given&quot;: &quot;Kratarth&quot;, &quot;suffix&quot;: &quot;&quot;, &quot;dropping-particle&quot;: &quot;&quot;}, {&quot;non-dropping-particle&quot;: &quot;&quot;, &quot;family&quot;: &quot;Ramanathan&quot;, &quot;parse-names&quot;: false, &quot;given&quot;: &quot;Vignesh&quot;, &quot;suffix&quot;: &quot;&quot;, &quot;dropping-particle&quot;: &quot;&quot;}, {&quot;non-dropping-particle&quot;: &quot;&quot;, &quot;family&quot;: &quot;Robicquet&quot;, &quot;parse-names&quot;: false, &quot;given&quot;: &quot;Alexandre&quot;, &quot;suffix&quot;: &quot;&quot;, &quot;dropping-particle&quot;: &quot;&quot;}, {&quot;non-dropping-particle&quot;: &quot;&quot;, &quot;family&quot;: &quot;Fei-Fei&quot;, &quot;parse-names&quot;: false, &quot;given&quot;: &quot;Li&quot;, &quot;suffix&quot;: &quot;&quot;, &quot;dropping-particle&quot;: &quot;&quot;}, {&quot;non-dropping-particle&quot;: &quot;&quot;, &quot;family&quot;: &quot;Savarese&quot;, &quot;parse-names&quot;: false, &quot;given&quot;: &quot;Silvio&quot;, &quot;suffix&quot;: &quot;&quot;, &quot;dropping-particle&quot;: &quot;&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ISBN&quot;: &quot;978-1-4673-8851-1&quot;, &quot;DOI&quot;: &quot;10.1109/CVPR.2016.110&quot;, &quot;type&quot;: &quot;article-journal&quot;, &quot;id&quot;: &quot;ITEM-1&quot;, &quot;title&quot;: &quot;Social LSTM: Human Trajectory Prediction in Crowded Spaces&quot;, &quot;page&quot;: &quot;961-971&quot;, &quot;issued&quot;: {&quot;date-parts&quot;: [[&quot;2016&quot;]]}, &quot;container-title&quot;: &quot;2016 IEEE Conference on Computer Vision and Pattern Recognition (CVPR)&quot;, &quot;ISSN&quot;: &quot;10636919&quot;}}], &quot;properties&quot;: {&quot;noteIndex&quot;: 0}, &quot;schema&quot;: &quot;https://github.com/citation-style-language/schema/raw/master/csl-citation.json&quot;, &quot;mendeley&quot;: {&quot;formattedCitation&quot;: &quot;(Alahi et al., 2016)&quot;}} RND9kndfYKqMk"/><text:span text:style-name="T24">Possibly requires an accurate model of movement, or is it maybe just trained on watching how people move? (probably, </text:span><text:span text:style-name="T22">read the paper!</text:span><text:span text:style-name="T51">)</text:span></text:p>
        </text:list-item>
        <text:list-item>
          <text:p text:style-name="P52"><text:span text:style-name="T57">Action Prediction - </text:span>prediction of next action <text:s/>...paper regarding high fives, hugs etc</text:p>
        </text:list-item>
        <text:list-item>
          <text:p text:style-name="P54">Intent? ...<text:span text:style-name="T21">look up</text:span></text:p>
        </text:list-item>
      </text:list>
      <text:p text:style-name="P40">Outstanding questions/<text:span text:style-name="T53">Next works</text:span>:</text:p>
      <text:list xml:id="list2939601804486892239" text:style-name="L2">
        <text:list-item>
          <text:p text:style-name="P44">By including the observer as a member of the crowd (with different models, ie a cow behaves differently to a farmer on a horse than to another cow) can we predict how the crowd or herd is going to react to the observers next movement? This could be used to simulate a number of different movements, in a tree search style, and find the best current movement to get the crowd/herd to all move in a certain direction.</text:p>
        </text:list-item>
        <text:list-item>
          <text:p text:style-name="P45"><text:span text:style-name="T57">Has there been work that includes context in predicting behaviour?⁠</text:span></text:p>
        </text:list-item>
      </text:list>
      <text:p text:style-name="P61"/>
      <text:p text:style-name="Heading">With regards to Farm Animals:</text:p>
      <text:p text:style-name="P3">“Cattle are less expressive of pain and injury than humans. Therefore, behavioural indicators of pain that cattle do express are subtle. An animal experiencing pain has compromised welfare, and consequences to their health and productivity are also likely” <text:a xlink:type="simple" xlink:href="http://www.publish.csiro.au/ebook/chapter/9781486301614_Chapter4" text:style-name="Internet_20_link" text:visited-style-name="Visited_20_Internet_20_Link">http://www.publish.csiro.au/ebook/chapter/9781486301614_Chapter4</text:a> </text:p>
      <text:p text:style-name="P3"/>
      <text:p text:style-name="P22"><text:span text:style-name="T19">“</text:span><text:span text:style-name="T32">Behavioral indicators of discomfort are attempting to escape, vocalization, kicking, or strugglin</text:span><text:span text:style-name="T33">g</text:span><text:span text:style-name="T32">” <text:s/></text:span><text:reference-mark-start text:name="ADDIN CSL_CITATION {&quot;citationItems&quot;: [{&quot;id&quot;: &quot;ITEM-1&quot;, &quot;uris&quot;: [&quot;http://www.mendeley.com/documents/?uuid=283ee8a1-7831-4707-b49a-bed61e126cd7&quot;], &quot;itemData&quot;: {&quot;id&quot;: &quot;ITEM-1&quot;, &quot;ISBN&quot;: &quot;0021-8812&quot;, &quot;DOI&quot;: &quot;/1997.751249x&quot;, &quot;title&quot;: &quot;Assessment of Stress During Handling and volume&quot;, &quot;page&quot;: &quot;249-257&quot;, &quot;issue&quot;: &quot;1997&quot;, &quot;container-title&quot;: &quot;Transport Journal of Animal Science&quot;, &quot;ISSN&quot;: &quot;00218812&quot;, &quot;author&quot;: [{&quot;non-dropping-particle&quot;: &quot;&quot;, &quot;family&quot;: &quot;Grandin&quot;, &quot;parse-names&quot;: false, &quot;given&quot;: &quot;T.&quot;, &quot;suffix&quot;: &quot;&quot;, &quot;dropping-particle&quot;: &quot;&quot;}], &quot;type&quot;: &quot;article-journal&quot;, &quot;PMID&quot;: &quot;9027573&quot;, &quot;volume&quot;: &quot;75&quot;, &quot;issued&quot;: {&quot;date-parts&quot;: [[&quot;1997&quot;]]}}}], &quot;properties&quot;: {&quot;noteIndex&quot;: 0}, &quot;schema&quot;: &quot;https://github.com/citation-style-language/schema/raw/master/csl-citation.json&quot;, &quot;mendeley&quot;: {&quot;formattedCitation&quot;: &quot;(Grandin, 1997)&quot;, &quot;plainTextFormattedCitation&quot;: &quot;(Grandin, 1997)&quot;, &quot;previouslyFormattedCitation&quot;: &quot;(Grandin, 1997)&quot;}} RNDY51z76mZGM"/><text:span text:style-name="T31">(Grandin, 1997)</text:span><text:reference-mark-end text:name="ADDIN CSL_CITATION {&quot;citationItems&quot;: [{&quot;id&quot;: &quot;ITEM-1&quot;, &quot;uris&quot;: [&quot;http://www.mendeley.com/documents/?uuid=283ee8a1-7831-4707-b49a-bed61e126cd7&quot;], &quot;itemData&quot;: {&quot;id&quot;: &quot;ITEM-1&quot;, &quot;ISBN&quot;: &quot;0021-8812&quot;, &quot;DOI&quot;: &quot;/1997.751249x&quot;, &quot;title&quot;: &quot;Assessment of Stress During Handling and volume&quot;, &quot;page&quot;: &quot;249-257&quot;, &quot;issue&quot;: &quot;1997&quot;, &quot;container-title&quot;: &quot;Transport Journal of Animal Science&quot;, &quot;ISSN&quot;: &quot;00218812&quot;, &quot;author&quot;: [{&quot;non-dropping-particle&quot;: &quot;&quot;, &quot;family&quot;: &quot;Grandin&quot;, &quot;parse-names&quot;: false, &quot;given&quot;: &quot;T.&quot;, &quot;suffix&quot;: &quot;&quot;, &quot;dropping-particle&quot;: &quot;&quot;}], &quot;type&quot;: &quot;article-journal&quot;, &quot;PMID&quot;: &quot;9027573&quot;, &quot;volume&quot;: &quot;75&quot;, &quot;issued&quot;: {&quot;date-parts&quot;: [[&quot;1997&quot;]]}}}], &quot;properties&quot;: {&quot;noteIndex&quot;: 0}, &quot;schema&quot;: &quot;https://github.com/citation-style-language/schema/raw/master/csl-citation.json&quot;, &quot;mendeley&quot;: {&quot;formattedCitation&quot;: &quot;(Grandin, 1997)&quot;, &quot;plainTextFormattedCitation&quot;: &quot;(Grandin, 1997)&quot;, &quot;previouslyFormattedCitation&quot;: &quot;(Grandin, 1997)&quot;}} RNDY51z76mZGM"/><text:span text:style-name="T32">⁠</text:span><text:span text:style-name="T34">All of these except for vocalisation can be detected by estimating the individual’s pose over time, ie watching it move. Develop a system that can be trained in an unsupervised method, on a baseline level of ‘calmness’, see how it reponds to novel situtations (the experiment</text:span><text:span text:style-name="T33">)</text:span></text:p>
      <text:p text:style-name="P60">Datasets</text:p>
      <text:p text:style-name="P56"><text:span text:style-name="T58">A list of various human activity video datasets </text:span>: <text:a xlink:type="simple" xlink:href="https://www.cs.utexas.edu/~chaoyeh/web_action_data/dataset_list.html" text:style-name="Internet_20_link" text:visited-style-name="Visited_20_Internet_20_Link">https://www.cs.utexas.edu/~chaoyeh/web_action_data/dataset_list.html</text:a> </text:p>
      <text:p text:style-name="P58">Cow activity Dataset:</text:p>
      <text:p text:style-name="P58">see sequoia drive, awaiting labels from Israel</text:p>
      <text:p text:style-name="Heading_20_1">References:</text:p>
      <text:p text:style-name="P2"/>
      <text:section text:style-name="Sect1" text:name="ADDIN Mendeley Bibliography CSL_BIBLIOGRAPHY  RND4QFjaeRzfo">
        <text:p text:style-name="P23">Alahi, A., Goel, K., Ramanathan, V., Robicquet, A., Fei-Fei, L., &amp; Savarese, S. (2016). Social LSTM: Human Trajectory Prediction in Crowded Spaces. <text:span text:style-name="T20">2016 IEEE Conference on Computer Vision and Pattern Recognition (CVPR)</text:span>, 961–971. https://doi.org/10.1109/CVPR.2016.110</text:p>
        <text:p text:style-name="P23">Cao, Z., Simon, T., Wei, S.-E., &amp; Sheikh, Y. (2016). Realtime Multi-Person 2D Pose Estimation using Part Affinity Fields. https://doi.org/10.1109/CVPR.2017.143</text:p>
        <text:p text:style-name="P23">Chao, Y.-W., Yang, J., Price, B., Cohen, S., &amp; Deng, J. (2017). Forecasting Human Dynamics from Static Images, (1). https://doi.org/10.1109/CVPR.2017.388</text:p>
        <text:p text:style-name="P23">Grandin, T. (1997). Assessment of Stress During Handling and volume. <text:span text:style-name="T20">Transport Journal of Animal Science</text:span>, <text:span text:style-name="T20">75</text:span>(1997), 249–257. https://doi.org//1997.751249x</text:p>
        <text:p text:style-name="P23">Ko, K.-E., &amp; Sim, K.-B. (2018). Deep convolutional framework for abnormal behavior detection in a smart surveillance system. <text:span text:style-name="T20">Engineering Applications of Artificial Intelligence</text:span>, <text:span text:style-name="T20">67</text:span>(June 2017), 226–234. https://doi.org/10.1016/j.engappai.2017.10.001</text:p>
        <text:p text:style-name="P23">Mehta, D., Sridhar, S., Sotnychenko, O., Rhodin, H., Shafiei, M., Seidel, H., … Xu, W. (2017). VNect: Real-time 3D Human Pose Estimation with a Single RGB Camera ACM Reference format: VNect: Real-time 3D Human Pose Estimation with a Single RGB Camera. <text:span text:style-name="T20">Tog</text:span>, <text:span text:style-name="T20">36</text:span>(14), 1–13. https://doi.org/10.1145/3072959.3073596</text:p>
        <text:p text:style-name="P18">Xu, R., Agarwal, P., Kumar, S., Krovi, V. N., &amp; Corso, J. J. (2012). Combining skeletal pose with local motion for human activity recognition. <text:span text:style-name="T20">Lecture Notes in Computer Science (Including Subseries Lecture Notes in Artificial Intelligence and Lecture Notes in Bioinformatics)</text:span>, <text:span text:style-name="T20">7378 LNCS</text:span>, 114–123. https://doi.org/10.1007/978-3-642-31567-1_11</text:p>
      </text:section>
      <text:p text:style-name="P1">⁠</text:p>
      <text:p text:style-name="P13">Guillaume Chevalier, LSTMs for Human Activity Recognition, 2016 https://github.com/guillaume-chevalier/LSTM-Human-Activity-Recognition</text:p>
      <text:p text:style-name="P10"/>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lack" svg:font-family="'Arial Bl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1-29T17:05:39.021889977</dc:date>
    <meta:editing-duration>PT6H31M2S</meta:editing-duration>
    <meta:editing-cycles>24</meta:editing-cycles>
    <meta:generator>LibreOffice/5.1.6.2$Linux_X86_64 LibreOffice_project/10m0$Build-2</meta:generator>
    <meta:document-statistic meta:table-count="0" meta:image-count="0" meta:object-count="0" meta:page-count="5" meta:paragraph-count="75" meta:word-count="1507" meta:character-count="9554" meta:non-whitespace-character-count="8149"/>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